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P18" style:family="paragraph" style:parent-style-name="Text_20_body" style:list-style-name="L9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Java Memory Model (JMM) Overview</text:span></text:h>
      <text:p text:style-name="Text_20_body">The <text:span text:style-name="Strong_20_Emphasis">Java Memory Model (JMM)</text:span> is a part of the Java Language Specification that defines how threads interact through memory and what behaviors are guaranteed during concurrent execution. It ensures <text:span text:style-name="Strong_20_Emphasis">visibility</text:span>, <text:span text:style-name="Strong_20_Emphasis">atomicity</text:span>, and <text:span text:style-name="Strong_20_Emphasis">ordering</text:span> of operations in a multithreaded environment, providing consistency and predictability.</text:p>
      <text:p text:style-name="Horizontal_20_Line"/>
      <text:h text:style-name="Heading_20_3" text:outline-level="3"><text:span text:style-name="Strong_20_Emphasis">Key Concepts in the JMM</text:span></text:h>
      <text:h text:style-name="Heading_20_4" text:outline-level="4">1. <text:span text:style-name="Strong_20_Emphasis">Main Memory and Working Memory</text:span></text:h>
      <text:list xml:id="list4181616177" text:style-name="L1">
        <text:list-item>
          <text:p text:style-name="P10"><text:span text:style-name="Strong_20_Emphasis">Main Memory</text:span>: Shared memory where all variables (instance fields, static fields, array elements) are stored.</text:p>
        </text:list-item>
        <text:list-item>
          <text:p text:style-name="P1"><text:span text:style-name="Strong_20_Emphasis">Working Memory</text:span>: Each thread has its own working memory (similar to CPU cache) that contains a copy of variables from main memory.</text:p>
        </text:list-item>
      </text:list>
      <text:p text:style-name="Text_20_body">Threads can:</text:p>
      <text:list xml:id="list3337060720" text:style-name="L2">
        <text:list-item>
          <text:p text:style-name="P11"><text:span text:style-name="Strong_20_Emphasis">Read/Write</text:span> values from their working memory.</text:p>
        </text:list-item>
        <text:list-item>
          <text:p text:style-name="P2">Synchronize with main memory to share updates.</text:p>
        </text:list-item>
      </text:list>
      <text:h text:style-name="Heading_20_4" text:outline-level="4">Example:</text:h>
      <text:p text:style-name="Text_20_body">Without proper synchronization, a thread may not see updates made by another thread.</text:p>
      <text:p text:style-name="Horizontal_20_Line"/>
      <text:h text:style-name="Heading_20_4" text:outline-level="4">2. <text:span text:style-name="Strong_20_Emphasis">Happens-Before Relationship</text:span></text:h>
      <text:p text:style-name="Text_20_body">The <text:span text:style-name="Strong_20_Emphasis">happens-before</text:span> relationship is a key principle of the JMM. It defines when one action's result is guaranteed to be visible to another.</text:p>
      <text:p text:style-name="Text_20_body">If <text:span text:style-name="Strong_20_Emphasis">A happens-before B</text:span>, then:</text:p>
      <text:list xml:id="list3565742945" text:style-name="L3">
        <text:list-item>
          <text:p text:style-name="P12">A's effects are visible to B.</text:p>
        </text:list-item>
        <text:list-item>
          <text:p text:style-name="P3">A's actions are completed before B starts.</text:p>
        </text:list-item>
      </text:list>
      <text:p text:style-name="Text_20_body">Examples:</text:p>
      <text:list xml:id="list1394551148" text:style-name="L4">
        <text:list-item>
          <text:p text:style-name="P13">A call to <text:span text:style-name="Source_20_Text">Thread.start()</text:span> happens-before the new thread begins.</text:p>
        </text:list-item>
        <text:list-item>
          <text:p text:style-name="P13">A call to <text:span text:style-name="Source_20_Text">Thread.join()</text:span> happens-before the thread's completion is observed.</text:p>
        </text:list-item>
        <text:list-item>
          <text:p text:style-name="P4">Locking a monitor happens-before unlocking it.</text:p>
        </text:list-item>
      </text:list>
      <text:p text:style-name="Horizontal_20_Line"/>
      <text:h text:style-name="Heading_20_4" text:outline-level="4">3. <text:span text:style-name="Strong_20_Emphasis">Atomicity</text:span></text:h>
      <text:p text:style-name="Text_20_body">Atomic operations are indivisible; no thread can observe them in an intermediate state. For example:</text:p>
      <text:list xml:id="list46746467" text:style-name="L5">
        <text:list-item>
          <text:p text:style-name="P14">Reads and writes to variables of type <text:span text:style-name="Source_20_Text">int</text:span>, <text:span text:style-name="Source_20_Text">float</text:span>, <text:span text:style-name="Source_20_Text">reference</text:span>, etc., are atomic.</text:p>
        </text:list-item>
        <text:list-item>
          <text:p text:style-name="P5">Operations on <text:span text:style-name="Source_20_Text">long</text:span> and <text:span text:style-name="Source_20_Text">double</text:span> are <text:span text:style-name="Strong_20_Emphasis">not atomic</text:span> unless marked with <text:span text:style-name="Source_20_Text">volatile</text:span>.</text:p>
        </text:list-item>
      </text:list>
      <text:p text:style-name="Horizontal_20_Line"/>
      <text:h text:style-name="Heading_20_4" text:outline-level="4"><text:soft-page-break/>4. <text:span text:style-name="Strong_20_Emphasis">Visibility</text:span></text:h>
      <text:p text:style-name="Text_20_body">Visibility ensures that changes made by one thread are visible to others. Without proper synchronization, threads may work with stale copies of variables in their working memory.</text:p>
      <text:p text:style-name="Text_20_body"><text:span text:style-name="Strong_20_Emphasis">Key Mechanisms for Visibility:</text:span></text:p>
      <text:list xml:id="list104992576" text:style-name="L6">
        <text:list-item>
          <text:p text:style-name="P15"><text:span text:style-name="Strong_20_Emphasis">Volatile</text:span>: Declaring a variable as <text:span text:style-name="Source_20_Text">volatile</text:span> ensures changes to it are immediately visible to all threads.</text:p>
        </text:list-item>
        <text:list-item>
          <text:p text:style-name="P15"><text:span text:style-name="Strong_20_Emphasis">Synchronized</text:span>: Acquiring and releasing a monitor lock ensures visibility of changes to shared variables.</text:p>
        </text:list-item>
        <text:list-item>
          <text:p text:style-name="P6"><text:span text:style-name="Strong_20_Emphasis">Final Fields</text:span>: Properly constructed <text:span text:style-name="Source_20_Text">final</text:span> fields are visible after an object is constructed.</text:p>
        </text:list-item>
      </text:list>
      <text:p text:style-name="Horizontal_20_Line"/>
      <text:h text:style-name="Heading_20_4" text:outline-level="4">5. <text:span text:style-name="Strong_20_Emphasis">Ordering</text:span></text:h>
      <text:p text:style-name="Text_20_body">The JMM allows compilers and CPUs to reorder instructions for optimization but provides guarantees to ensure consistency:</text:p>
      <text:list xml:id="list182445781" text:style-name="L7">
        <text:list-item>
          <text:p text:style-name="P16"><text:span text:style-name="Strong_20_Emphasis">Within a single thread</text:span>, code behaves as written.</text:p>
        </text:list-item>
        <text:list-item>
          <text:p text:style-name="P7"><text:span text:style-name="Strong_20_Emphasis">Between threads</text:span>, reordering may occur unless constrained by synchronization mechanisms.</text:p>
        </text:list-item>
      </text:list>
      <text:p text:style-name="Horizontal_20_Line"/>
      <text:h text:style-name="Heading_20_3" text:outline-level="3"><text:span text:style-name="Strong_20_Emphasis">Common Memory Visibility Issues</text:span></text:h>
      <text:h text:style-name="Heading_20_4" text:outline-level="4"><text:span text:style-name="Strong_20_Emphasis">Example 1: Lost Updates</text:span></text:h>
      <text:p text:style-name="Text_20_body">Two threads modify the same variable without synchronization:</text:p>
      <text:p text:style-name="Preformatted_20_Text">class Counter {</text:p>
      <text:p text:style-name="Preformatted_20_Text"><text:s text:c="4"/>int count = 0;</text:p>
      <text:p text:style-name="Preformatted_20_Text"/>
      <text:p text:style-name="Preformatted_20_Text"><text:s text:c="4"/>void increment() {</text:p>
      <text:p text:style-name="Preformatted_20_Text"><text:s text:c="8"/>count++;</text:p>
      <text:p text:style-name="Preformatted_20_Text"><text:s text:c="4"/>}</text:p>
      <text:p text:style-name="Preformatted_20_Text">}</text:p>
      <text:p text:style-name="Text_20_body">Here, <text:span text:style-name="Source_20_Text">count++</text:span> is not atomic and can lead to inconsistent results in a multithreaded environment.</text:p>
      <text:h text:style-name="Heading_20_4" text:outline-level="4"><text:span text:style-name="Strong_20_Emphasis">Example 2: Stale Reads</text:span></text:h>
      <text:p text:style-name="Text_20_body">A thread may read an outdated value of a variable due to lack of visibility:</text:p>
      <text:p text:style-name="Preformatted_20_Text">class FlagExample {</text:p>
      <text:p text:style-name="Preformatted_20_Text"><text:s text:c="4"/>boolean flag = false;</text:p>
      <text:p text:style-name="Preformatted_20_Text"/>
      <text:p text:style-name="Preformatted_20_Text"><text:s text:c="4"/>void thread1() {</text:p>
      <text:p text:style-name="Preformatted_20_Text"><text:s text:c="8"/>flag = true; <text:s/>// Write to flag</text:p>
      <text:p text:style-name="Preformatted_20_Text"><text:s text:c="4"/>}</text:p>
      <text:p text:style-name="Preformatted_20_Text"/>
      <text:p text:style-name="Preformatted_20_Text"><text:s text:c="4"/>void thread2() {</text:p>
      <text:p text:style-name="Preformatted_20_Text"><text:s text:c="8"/>if (flag) {</text:p>
      <text:p text:style-name="Preformatted_20_Text"><text:s text:c="12"/>System.out.println("Flag is true");</text:p>
      <text:p text:style-name="Preformatted_20_Text"><text:s text:c="8"/>}</text:p>
      <text:p text:style-name="Preformatted_20_Text"><text:s text:c="4"/>}</text:p>
      <text:p text:style-name="Preformatted_20_Text">}</text:p>
      <text:p text:style-name="Text_20_body">Without synchronization, <text:span text:style-name="Source_20_Text">thread2</text:span> may never see the updated value of <text:span text:style-name="Source_20_Text">flag</text:span>.</text:p>
      <text:p text:style-name="Horizontal_20_Line"/>
      <text:h text:style-name="Heading_20_3" text:outline-level="3"><text:soft-page-break/><text:span text:style-name="Strong_20_Emphasis">Synchronization Mechanisms in JMM</text:span></text:h>
      <text:h text:style-name="Heading_20_4" text:outline-level="4">1. <text:span text:style-name="Strong_20_Emphasis">Volatile Keyword</text:span></text:h>
      <text:p text:style-name="Text_20_body">The <text:span text:style-name="Source_20_Text">volatile</text:span> keyword ensures visibility and prevents reordering.</text:p>
      <text:p text:style-name="Preformatted_20_Text">class VolatileExample {</text:p>
      <text:p text:style-name="Preformatted_20_Text"><text:s text:c="4"/>private volatile boolean flag = false;</text:p>
      <text:p text:style-name="Preformatted_20_Text"/>
      <text:p text:style-name="Preformatted_20_Text"><text:s text:c="4"/>void thread1() {</text:p>
      <text:p text:style-name="Preformatted_20_Text"><text:s text:c="8"/>flag = true;</text:p>
      <text:p text:style-name="Preformatted_20_Text"><text:s text:c="4"/>}</text:p>
      <text:p text:style-name="Preformatted_20_Text"/>
      <text:p text:style-name="Preformatted_20_Text"><text:s text:c="4"/>void thread2() {</text:p>
      <text:p text:style-name="Preformatted_20_Text"><text:s text:c="8"/>if (flag) {</text:p>
      <text:p text:style-name="Preformatted_20_Text"><text:s text:c="12"/>System.out.println("Flag is true"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2. <text:span text:style-name="Strong_20_Emphasis">Synchronized Blocks</text:span></text:h>
      <text:p text:style-name="Text_20_body"><text:span text:style-name="Source_20_Text">Synchronized</text:span> ensures atomicity, visibility, and ordering by using intrinsic locks.</text:p>
      <text:p text:style-name="Preformatted_20_Text">class SynchronizedExample {</text:p>
      <text:p text:style-name="Preformatted_20_Text"><text:s text:c="4"/>private int count = 0;</text:p>
      <text:p text:style-name="Preformatted_20_Text"/>
      <text:p text:style-name="Preformatted_20_Text"><text:s text:c="4"/>synchronized void increment() {</text:p>
      <text:p text:style-name="Preformatted_20_Text"><text:s text:c="8"/>count++;</text:p>
      <text:p text:style-name="Preformatted_20_Text"><text:s text:c="4"/>}</text:p>
      <text:p text:style-name="Preformatted_20_Text">}</text:p>
      <text:h text:style-name="Heading_20_4" text:outline-level="4">3. <text:span text:style-name="Strong_20_Emphasis">Locks (java.util.concurrent.locks)</text:span></text:h>
      <text:p text:style-name="Text_20_body">Explicit locks (e.g., <text:span text:style-name="Source_20_Text">ReentrantLock</text:span>) provide finer-grained control over synchronization.</text:p>
      <text:p text:style-name="Preformatted_20_Text">import java.util.concurrent.locks.ReentrantLock;</text:p>
      <text:p text:style-name="Preformatted_20_Text"/>
      <text:p text:style-name="Preformatted_20_Text">class LockExample {</text:p>
      <text:p text:style-name="Preformatted_20_Text"><text:s text:c="4"/>private final ReentrantLock lock = new ReentrantLock();</text:p>
      <text:p text:style-name="Preformatted_20_Text"><text:s text:c="4"/>private int count = 0;</text:p>
      <text:p text:style-name="Preformatted_20_Text"/>
      <text:p text:style-name="Preformatted_20_Text"><text:s text:c="4"/>void increment() {</text:p>
      <text:p text:style-name="Preformatted_20_Text"><text:s text:c="8"/>lock.lock();</text:p>
      <text:p text:style-name="Preformatted_20_Text"><text:s text:c="8"/>try {</text:p>
      <text:p text:style-name="Preformatted_20_Text"><text:s text:c="12"/>count++;</text:p>
      <text:p text:style-name="Preformatted_20_Text"><text:s text:c="8"/>} finally {</text:p>
      <text:p text:style-name="Preformatted_20_Text"><text:s text:c="12"/>lock.unlock();</text:p>
      <text:p text:style-name="Preformatted_20_Text"><text:s text:c="8"/>}</text:p>
      <text:p text:style-name="Preformatted_20_Text"><text:s text:c="4"/>}</text:p>
      <text:p text:style-name="Preformatted_20_Text">}</text:p>
      <text:p text:style-name="Horizontal_20_Line"/>
      <text:h text:style-name="Heading_20_3" text:outline-level="3"><text:span text:style-name="Strong_20_Emphasis">Key Guarantees of the JMM</text:span></text:h>
      <text:list xml:id="list2662477635" text:style-name="L8">
        <text:list-item>
          <text:p text:style-name="P17"><text:span text:style-name="Strong_20_Emphasis">Final Fields</text:span>: Immutable objects with <text:span text:style-name="Source_20_Text">final</text:span> fields are guaranteed to be seen correctly after construction.</text:p>
        </text:list-item>
        <text:list-item>
          <text:p text:style-name="P17"><text:span text:style-name="Strong_20_Emphasis">Thread Synchronization</text:span>:</text:p>
          <text:list>
            <text:list-item>
              <text:p text:style-name="P17">Locks (<text:span text:style-name="Source_20_Text">synchronized</text:span> or explicit locks) ensure a consistent view of memory.</text:p>
            </text:list-item>
            <text:list-item>
              <text:p text:style-name="P17">Operations within critical sections are visible to all threads.</text:p>
            </text:list-item>
          </text:list>
        </text:list-item>
        <text:list-item>
          <text:p text:style-name="P17"><text:span text:style-name="Strong_20_Emphasis">Volatile Variables</text:span>:</text:p>
          <text:list>
            <text:list-item>
              <text:p text:style-name="P17"><text:soft-page-break/>Ensure visibility and ordering but do not provide mutual exclusion.</text:p>
            </text:list-item>
          </text:list>
        </text:list-item>
        <text:list-item>
          <text:p text:style-name="P17"><text:span text:style-name="Strong_20_Emphasis">Atomicity of Basic Types</text:span>:</text:p>
          <text:list>
            <text:list-item>
              <text:p text:style-name="P8">Reads/writes of primitives like <text:span text:style-name="Source_20_Text">int</text:span> and <text:span text:style-name="Source_20_Text">float</text:span> are atomic.</text:p>
            </text:list-item>
          </text:list>
        </text:list-item>
      </text:list>
      <text:p text:style-name="Horizontal_20_Line"/>
      <text:h text:style-name="Heading_20_3" text:outline-level="3"><text:span text:style-name="Strong_20_Emphasis">JMM and Modern Concurrency</text:span></text:h>
      <text:p text:style-name="Text_20_body">The <text:span text:style-name="Source_20_Text">java.util.concurrent</text:span> package provides high-level abstractions for managing concurrency while adhering to the JMM:</text:p>
      <text:list xml:id="list1826659842" text:style-name="L9">
        <text:list-item>
          <text:p text:style-name="P18"><text:span text:style-name="Strong_20_Emphasis">Atomic Variables</text:span>: <text:span text:style-name="Source_20_Text">AtomicInteger</text:span>, <text:span text:style-name="Source_20_Text">AtomicLong</text:span>, etc.</text:p>
        </text:list-item>
        <text:list-item>
          <text:p text:style-name="P18"><text:span text:style-name="Strong_20_Emphasis">Locks and Conditions</text:span>: <text:span text:style-name="Source_20_Text">ReentrantLock</text:span>, <text:span text:style-name="Source_20_Text">Condition</text:span>.</text:p>
        </text:list-item>
        <text:list-item>
          <text:p text:style-name="P18"><text:span text:style-name="Strong_20_Emphasis">Executors</text:span>: <text:span text:style-name="Source_20_Text">ThreadPoolExecutor</text:span>, <text:span text:style-name="Source_20_Text">ScheduledExecutorService</text:span>.</text:p>
        </text:list-item>
        <text:list-item>
          <text:p text:style-name="P9"><text:span text:style-name="Strong_20_Emphasis">Concurrent Collections</text:span>: <text:span text:style-name="Source_20_Text">ConcurrentHashMap</text:span>, <text:span text:style-name="Source_20_Text">CopyOnWriteArrayList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1-29T12:26:12.263358150</dc:date>
    <meta:editing-duration>PT2M20S</meta:editing-duration>
    <meta:editing-cycles>1</meta:editing-cycles>
    <meta:document-statistic meta:table-count="0" meta:image-count="0" meta:object-count="0" meta:page-count="4" meta:paragraph-count="110" meta:word-count="699" meta:character-count="4820" meta:non-whitespace-character-count="4034"/>
  </office:meta>
</office:document-meta>
</file>